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dpis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KraitClub</text:h>
      <text:p text:style-name="Normální">Obrázky, tagy, volen na tagy, lajky, komentáře, uležení obrázků do collections</text:p>
      <text:h text:style-name="Nadpis1" text:outline-level="1">Co umí</text:h>
      <text:h text:style-name="Nadpis2" text:outline-level="2">Post</text:h>
      <text:p text:style-name="Normální">You can post pictures with tags.</text:p>
      <text:p text:style-name="Normální">(*) require</text:p>
      <text:p text:style-name="Normální">/createNewSomethingIdunno/ =&gt; obrázek/preset obrázek(*) + název/short description(*)“describe this picture“<text:s/>+ long description + tags</text:p>
      <text:p text:style-name="Normální">„@someone<text:s/>hey look you look stupid in pics“</text:p>
      <text:p text:style-name="Normální">DB =&gt; picture object has picture url, tags (which have votes), and ur name, when u posted it, last time you modified, short desc, long desc, attributions maybe</text:p>
      <text:h text:style-name="Nadpis2" text:outline-level="2">Filter</text:h>
      <text:p text:style-name="Normální">need to filter by username =&gt; user can slightly customize their shit</text:p>
      <text:p text:style-name="Normální">and can filter by tags too. let the algo decide "lol like we have any"</text:p>
      <text:p text:style-name="Normální">obv just try to weigh new+high voted. it's litchurlly built in.</text:p>
      <text:p text:style-name="Normální"/>
      <text:h text:style-name="Nadpis1" text:outline-level="1">Basics</text:h>
      <text:p text:style-name="Normální">Obrázky přidávat</text:p>
      <text:p text:style-name="Normální">Filtrování + search</text:p>
      <text:p text:style-name="Normální"/>
      <text:h text:style-name="Nadpis1" text:outline-level="1">Extras</text:h>
      <text:p text:style-name="Normální">Friends</text:p>
      <text:p text:style-name="Normální">AI image tagging (secret tags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ylienikka@seznam.cz</meta:initial-creator>
    <dc:creator>kylienikka@seznam.cz</dc:creator>
    <meta:creation-date>2024-02-28T12:29:00Z</meta:creation-date>
    <dc:date>2024-02-28T12:37:00Z</dc:date>
    <meta:template xlink:href="Normal" xlink:type="simple"/>
    <meta:editing-cycles>8</meta:editing-cycles>
    <meta:editing-duration>PT480S</meta:editing-duration>
    <meta:document-statistic meta:page-count="1" meta:paragraph-count="1" meta:word-count="114" meta:character-count="786" meta:row-count="5" meta:non-whitespace-character-count="673"/>
  </office:meta>
</office:document-meta>
</file>